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ＭＳ ゴシック1" svg:font-family="'ＭＳ 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Heading_20_2">
      <style:text-properties fo:font-size="12pt" style:font-size-asian="12pt" style:font-size-complex="12pt"/>
    </style:style>
    <style:style style:name="P3" style:family="paragraph" style:parent-style-name="Heading_20_3">
      <style:text-properties fo:font-size="12pt" style:font-size-asian="12pt" style:font-size-complex="12pt"/>
    </style:style>
    <style:style style:name="P4" style:family="paragraph" style:parent-style-name="Horizontal_20_Line">
      <style:text-properties fo:font-size="12pt" style:font-size-asian="12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 style:list-style-name="L5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📄 Documento Técnico</text:h>
      <text:h text:style-name="P2" text:outline-level="2">a) Estrategia de Desarrollo</text:h>
      <text:p text:style-name="Text_20_body"><text:span text:style-name="T1">La estructura del proyecto se basa en una </text:span><text:span text:style-name="Strong_20_Emphasis"><text:span text:style-name="T1">arquitectura cliente-servidor bien definida</text:span></text:span><text:span text:style-name="T1">, con una clara separación de responsabilidades entre el </text:span><text:span text:style-name="Strong_20_Emphasis"><text:span text:style-name="T1">frontend (React)</text:span></text:span><text:span text:style-name="T1">, el </text:span><text:span text:style-name="Strong_20_Emphasis"><text:span text:style-name="T1">backend (Django)</text:span></text:span><text:span text:style-name="T1"> y la </text:span><text:span text:style-name="Strong_20_Emphasis"><text:span text:style-name="T1">base de datos (Oracle SQL)</text:span></text:span><text:span text:style-name="T1">.</text:span></text:p>
      <text:list xml:id="list566661643" text:style-name="L1">
        <text:list-item>
          <text:p text:style-name="P6"><text:span text:style-name="Strong_20_Emphasis"><text:span text:style-name="T1">Frontend (React)</text:span></text:span><text:span text:style-name="T1">: Se utilizó React por su sistema moderno, su capacidad para construir componentes reutilizables y su compatibilidad con herramientas de diseño e inteligencia artificial. La organización del código se realizó por funcionalidades, lo que facilita la escalabilidad y el mantenimiento.</text:span></text:p>
        </text:list-item>
        <text:list-item>
          <text:p text:style-name="P6"><text:span text:style-name="Strong_20_Emphasis"><text:span text:style-name="T1">Backend (Django)</text:span></text:span><text:span text:style-name="T1">: Django fue elegido como framework backend por su rapidez en el desarrollo de APIs, su sistema de autenticación integrado y su robustez al trabajar con Python. La lógica de negocio se gestiona mediante Django REST Framework.</text:span></text:p>
        </text:list-item>
        <text:list-item>
          <text:p text:style-name="P6"><text:span text:style-name="Strong_20_Emphasis"><text:span text:style-name="T1">Base de datos (Oracle SQL)</text:span></text:span><text:span text:style-name="T1">: Se optó por Oracle SQL debido a requisitos del cliente relacionados con fiabilidad, seguridad y escalabilidad. </text:span></text:p>
        </text:list-item>
      </text:list>
      <text:p text:style-name="Text_20_body"><text:span text:style-name="T1">Además, se utilizaron </text:span><text:span text:style-name="Strong_20_Emphasis"><text:span text:style-name="T1">pruebas unitarias con Pytest</text:span></text:span><text:span text:style-name="T1"> para garantizar la calidad del código backend, aprovechando la compatibilidad nativa de Django con el lenguaje Python.</text:span></text:p>
      <text:p text:style-name="P4"/>
      <text:h text:style-name="P2" text:outline-level="2">b) Estrategia de uso de IA</text:h>
      <text:p text:style-name="Text_20_body"><text:span text:style-name="T1">El uso de herramientas de inteligencia artificial fue clave en distintas fases del ciclo de desarrollo. Principalmente se utilizó </text:span><text:span text:style-name="Strong_20_Emphasis"><text:span text:style-name="T1">ChatGPT</text:span></text:span><text:span text:style-name="T1"> como asistente técnico y creativo, mientras que </text:span><text:span text:style-name="Strong_20_Emphasis"><text:span text:style-name="T1">GitHub</text:span></text:span><text:span text:style-name="T1"> se empleó para control de versiones y colaboración.</text:span></text:p>
      <text:h text:style-name="P3" text:outline-level="3">Herramientas utilizadas:</text:h>
      <text:list xml:id="list1009049018" text:style-name="L2">
        <text:list-item>
          <text:p text:style-name="P7"><text:span text:style-name="Strong_20_Emphasis"><text:span text:style-name="T1">ChatGPT</text:span></text:span><text:span text:style-name="T1">: Soporte en diseño de arquitectura, generación de código en Django y React, creación de pruebas y documentación técnica.</text:span></text:p>
        </text:list-item>
        <text:list-item>
          <text:p text:style-name="P7"><text:span text:style-name="Strong_20_Emphasis"><text:span text:style-name="T1">GitHub</text:span></text:span><text:span text:style-name="T1">: Control de versiones, gestión de ramas y colaboración entre desarrolladores.</text:span></text:p>
        </text:list-item>
      </text:list>
      <text:h text:style-name="P3" text:outline-level="3">Pipeline de uso de IA:</text:h>
      <text:list xml:id="list2449671491" text:style-name="L3">
        <text:list-item>
          <text:p text:style-name="P8"><text:span text:style-name="Strong_20_Emphasis"><text:span text:style-name="T1">Ideación</text:span></text:span><text:span text:style-name="T1">: A partir de los requisitos iniciales, ChatGPT ayudó a generar una propuesta estructurada de arquitectura y división de módulos.</text:span></text:p>
        </text:list-item>
        <text:list-item>
          <text:p text:style-name="P8"><text:span text:style-name="Strong_20_Emphasis"><text:span text:style-name="T1">Diseño UI</text:span></text:span><text:span text:style-name="T1">: Basado en descripciones funcionales, se generaron sugerencias de interfaces, estilos y mockups.</text:span></text:p>
        </text:list-item>
        <text:list-item>
          <text:p text:style-name="P8"><text:span text:style-name="Strong_20_Emphasis"><text:span text:style-name="T1">Generación de APIs</text:span></text:span><text:span text:style-name="T1">: Se crearon modelos de datos.</text:span></text:p>
        </text:list-item>
        <text:list-item>
          <text:p text:style-name="P8"><text:span text:style-name="Strong_20_Emphasis"><text:span text:style-name="T1">Codificación</text:span></text:span><text:span text:style-name="T1">: ChatGPT asistió en la generación de código para funcionalidades específicas en Django (views, serializers) y React (componentes, hooks).</text:span></text:p>
        </text:list-item>
        <text:list-item>
          <text:p text:style-name="P8"><text:soft-page-break/><text:span text:style-name="Strong_20_Emphasis"><text:span text:style-name="T1">Testing</text:span></text:span><text:span text:style-name="T1">: Se generaron pruebas unitarias para garantizar el correcto funcionamiento del backend.</text:span></text:p>
        </text:list-item>
        <text:list-item>
          <text:p text:style-name="P8"><text:span text:style-name="Strong_20_Emphasis"><text:span text:style-name="T1">Documentación</text:span></text:span><text:span text:style-name="T1">: Automatización parcial de README, comentarios de funciones y documentación técnica a partir del código generado.</text:span></text:p>
        </text:list-item>
      </text:list>
      <text:p text:style-name="P4"/>
      <text:h text:style-name="P2" text:outline-level="2">c) Autoevaluación</text:h>
      <text:p text:style-name="P10">El uso de herramientas de IA ha tenido un impacto significativo en la eficiencia del proyecto:</text:p>
      <text:list xml:id="list1250906240" text:style-name="L4">
        <text:list-item>
          <text:p text:style-name="P9"><text:span text:style-name="Strong_20_Emphasis"><text:span text:style-name="T1">Aumento de la productividad</text:span></text:span><text:span text:style-name="T1">: Se logró una reducción notable en el tiempo de desarrollo, especialmente en tareas repetitivas como generación de código y documentación.</text:span></text:p>
        </text:list-item>
        <text:list-item>
          <text:p text:style-name="P9"><text:span text:style-name="Strong_20_Emphasis"><text:span text:style-name="T1">Mejora en la calidad del código</text:span></text:span><text:span text:style-name="T1">: Las buenas prácticas sugeridas por las IAs ayudaron a mejorar la estructura y mantenibilidad del software.</text:span></text:p>
        </text:list-item>
        <text:list-item>
          <text:p text:style-name="P9"><text:span text:style-name="Strong_20_Emphasis"><text:span text:style-name="T1">Colaboración más ágil</text:span></text:span><text:span text:style-name="T1">: La generación automatizada de documentación permitió una comunicación técnica más fluida dentro del equipo.</text:span></text:p>
        </text:list-item>
      </text:list>
      <text:h text:style-name="P3" text:outline-level="3">Áreas de mejora identificadas:</text:h>
      <text:list xml:id="list3109693763" text:style-name="L5">
        <text:list-item>
          <text:p text:style-name="P11">Implementar herramientas de IA especializadas para automatizar la conexión y validación de datos con Oracle SQL.</text:p>
        </text:list-item>
        <text:list-item>
          <text:p text:style-name="P11">Establecer convenciones y plantillas de prompts para evitar inconsistencias en el uso de IA entre distintos desarrolladores.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ＭＳ ゴシック1" svg:font-family="'ＭＳ 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ゴシック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ＭＳ ゴシック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ＭＳ ゴシック" style:font-family-asian="'ＭＳ ゴシック'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ＭＳ ゴシック" style:font-family-asian="'ＭＳ ゴシック'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1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7T00:20:15.591000000</meta:creation-date>
    <dc:date>2025-07-07T00:22:49.575000000</dc:date>
    <meta:editing-duration>PT2M34S</meta:editing-duration>
    <meta:editing-cycles>1</meta:editing-cycles>
    <meta:document-statistic meta:table-count="0" meta:image-count="0" meta:object-count="0" meta:page-count="2" meta:paragraph-count="27" meta:word-count="465" meta:character-count="3130" meta:non-whitespace-character-count="2707"/>
    <meta:generator>LibreOffice/7.1.6.2$Windows_X86_64 LibreOffice_project/0e133318fcee89abacd6a7d077e292f1145735c3</meta:generator>
  </office:meta>
</office:document-meta>
</file>